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12cm" fo:margin-left="0cm" table:align="left"/>
    </style:style>
    <style:style style:name="Table1.A" style:family="table-column">
      <style:table-column-properties style:column-width="9.003cm"/>
    </style:style>
    <style:style style:name="Table1.B" style:family="table-column">
      <style:table-column-properties style:column-width="7.609cm"/>
    </style:style>
    <style:style style:name="Table1.A1" style:family="table-cell">
      <style:table-cell-properties fo:padding-left="0.191cm" fo:padding-right="0.191cm" fo:padding-top="0cm" fo:padding-bottom="0cm" fo:border="0.018cm solid #000000"/>
    </style:style>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start" style:justify-single-word="false" style:text-autospace="none"/>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16"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9" style:family="paragraph" style:parent-style-name="Standard">
      <style:paragraph-properties fo:text-align="start" style:justify-single-word="false" style:text-autospace="none"/>
      <style:text-properties style:font-name="Arial"/>
    </style:style>
    <style:style style:name="P20" style:family="paragraph" style:parent-style-name="Standard">
      <style:paragraph-properties style:text-autospace="none"/>
      <style:text-properties style:font-name="Arial"/>
    </style:style>
    <style:style style:name="P21" style:family="paragraph" style:parent-style-name="Standard">
      <style:paragraph-properties style:text-autospace="none"/>
      <style:text-properties fo:color="#000000" style:text-line-through-style="none" style:font-name="Arial" fo:font-size="12pt" style:text-underline-style="none" style:font-name-asian="Arial1" style:font-size-asian="12pt" style:font-name-complex="Arial2" style:font-size-complex="10pt"/>
    </style:style>
    <style:style style:name="P22" style:family="paragraph" style:parent-style-name="Standard">
      <style:paragraph-properties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23" style:family="paragraph" style:parent-style-name="Standard">
      <style:paragraph-properties style:text-autospace="none"/>
      <style:text-properties fo:color="#000000" style:text-line-through-style="none" style:font-name="Arial" fo:font-size="10pt" style:text-underline-style="none" style:font-name-asian="Arial1" style:font-size-asian="10pt" style:font-name-complex="Arial1" style:font-size-complex="10pt"/>
    </style:style>
    <style:style style:name="P24" style:family="paragraph" style:parent-style-name="Standard">
      <style:paragraph-properties style:text-autospace="none"/>
    </style:style>
    <style:style style:name="P25" style:family="paragraph" style:parent-style-name="Normal">
      <style:paragraph-properties fo:margin-top="0cm" fo:margin-bottom="0cm" fo:line-height="100%"/>
    </style:style>
    <style:style style:name="P26" style:family="paragraph" style:parent-style-name="Normal">
      <style:paragraph-properties fo:margin-top="0cm" fo:margin-bottom="0cm" fo:line-height="100%"/>
      <style:text-properties style:font-name="Arial" fo:font-size="12pt" style:font-size-asian="12pt" style:font-name-complex="Times New Roman" style:font-size-complex="12pt"/>
    </style:style>
    <style:style style:name="P27" style:family="paragraph" style:parent-style-name="Normal">
      <style:paragraph-properties fo:margin-top="0cm" fo:margin-bottom="0cm" fo:line-height="100%"/>
      <style:text-properties style:font-name="Arial" fo:font-size="12pt" style:font-size-asian="12pt" style:font-name-complex="Times New Roman" style:font-size-complex="12pt" style:font-style-complex="italic"/>
    </style:style>
    <style:style style:name="P28"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style-complex="italic"/>
    </style:style>
    <style:style style:name="P29" style:family="paragraph" style:parent-style-name="Normal">
      <style:paragraph-properties fo:margin-top="0cm" fo:margin-bottom="0cm" fo:line-height="100%"/>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style>
    <style:style style:name="P30" style:family="paragraph" style:parent-style-name="Standard">
      <style:paragraph-properties fo:background-color="transparent">
        <style:background-image/>
      </style:paragraph-properties>
      <style:text-properties fo:color="#cc0000" style:font-name="Arial" fo:background-color="transparent"/>
    </style:style>
    <style:style style:name="P31"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2" style:family="paragraph" style:parent-style-name="Standard">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3"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4" style:family="paragraph" style:parent-style-name="List_20_Paragraph">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5" style:family="paragraph" style:parent-style-name="Text_20_body">
      <style:text-properties style:font-name="Arial" fo:font-size="11pt" fo:font-weight="bold" style:font-name-asian="CMBX10" style:font-size-asian="11pt" style:font-weight-asian="bold" style:font-name-complex="CMBX10" style:font-size-complex="11pt" style:font-weight-complex="bold"/>
    </style:style>
    <style:style style:name="P36" style:family="paragraph" style:parent-style-name="Text_20_body">
      <style:text-properties style:font-name="Arial" fo:font-size="11pt" fo:font-weight="normal" style:font-name-asian="CMBX10" style:font-size-asian="11pt" style:font-weight-asian="normal" style:font-name-complex="CMBX10" style:font-size-complex="11pt" style:font-weight-complex="normal"/>
    </style:style>
    <style:style style:name="P37" style:family="paragraph" style:parent-style-name="Text_20_body">
      <style:text-properties style:font-name="Arial" fo:font-size="10pt" style:font-name-asian="TimesNewRomanPSMT" style:font-size-asian="10pt" style:font-name-complex="TimesNewRomanPSMT" style:font-size-complex="10pt"/>
    </style:style>
    <style:style style:name="P38" style:family="paragraph" style:parent-style-name="Table_20_Contents">
      <style:text-properties style:font-name="Arial"/>
    </style:style>
    <style:style style:name="P39" style:family="paragraph" style:parent-style-name="Table_20_Contents">
      <style:text-properties style:font-name="Arial" fo:font-weight="bold" style:font-weight-asian="bold" style:font-weight-complex="bold"/>
    </style:style>
    <style:style style:name="P40" style:family="paragraph" style:parent-style-name="Table_20_Contents">
      <style:text-properties style:font-name="Arial" fo:font-size="10.5pt" style:font-size-asian="10.5pt" style:font-size-complex="10.5pt"/>
    </style:style>
    <style:style style:name="P41" style:family="paragraph" style:parent-style-name="Table_20_Contents">
      <style:text-properties style:font-name="Arial" fo:font-size="10pt" style:font-size-asian="10pt" style:font-size-complex="10pt"/>
    </style:style>
    <style:style style:name="P42" style:family="paragraph" style:parent-style-name="Normal">
      <style:text-properties style:font-name="Arial"/>
    </style:style>
    <style:style style:name="P43" style:family="paragraph" style:parent-style-name="Normal">
      <style:text-properties style:font-name="Arial" fo:font-size="12pt" style:font-size-asian="12pt" style:font-name-complex="Times New Roman" style:font-size-complex="12pt"/>
    </style:style>
    <style:style style:name="P44" style:family="paragraph" style:parent-style-name="Normal">
      <style:text-properties style:font-name="Arial" fo:font-size="13pt" style:text-underline-style="none" fo:font-weight="normal" style:text-underline-mode="continuous" style:text-overline-mode="continuous" style:text-line-through-mode="continuous" style:font-size-asian="13pt" style:font-weight-asian="normal" style:font-name-complex="Times New Roman" style:font-size-complex="12pt" style:font-weight-complex="normal"/>
    </style:style>
    <style:style style:name="P45" style:family="paragraph" style:parent-style-name="Standard">
      <style:paragraph-properties fo:margin-left="0cm" fo:margin-right="0cm" fo:text-indent="0cm" style:auto-text-indent="true" style:text-autospace="none"/>
      <style:text-properties fo:color="#000000" style:text-line-through-style="none" style:font-name="Arial" fo:font-size="11.5pt" style:text-underline-style="none" style:font-name-asian="Arial1" style:font-size-asian="11.5pt" style:font-name-complex="Arial1" style:font-size-complex="11.5pt"/>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0" style:family="paragraph" style:parent-style-name="Standard" style:list-style-name="L1">
      <style:text-properties style:font-name="Arial"/>
    </style:style>
    <style:style style:name="P51" style:family="paragraph" style:parent-style-name="Standard" style:list-style-name="L2">
      <style:text-properties style:font-name="Arial"/>
    </style:style>
    <style:style style:name="P52" style:family="paragraph" style:parent-style-name="Standard" style:list-style-name="L5">
      <style:text-properties style:font-name="Arial"/>
    </style:style>
    <style:style style:name="P53"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54" style:family="paragraph" style:parent-style-name="Standard">
      <style:paragraph-properties fo:text-align="start" style:justify-single-word="false" style:text-autospace="none"/>
      <style:text-properties style:font-name="Arial"/>
    </style:style>
    <style:style style:name="P55" style:family="paragraph" style:parent-style-name="Standard">
      <style:text-properties fo:font-size="8pt" style:font-size-asian="8pt" style:font-size-complex="8pt"/>
    </style:style>
    <style:style style:name="P56" style:family="paragraph" style:parent-style-name="Standard">
      <style:text-properties style:font-name="Arial"/>
    </style:style>
    <style:style style:name="P57" style:family="paragraph" style:parent-style-name="Standard">
      <style:text-properties style:font-name="Arial" fo:font-size="11pt" style:font-size-asian="11pt" style:font-size-complex="11pt"/>
    </style:style>
    <style:style style:name="P58" style:family="paragraph" style:parent-style-name="Standard" style:list-style-name="">
      <style:paragraph-properties style:text-autospace="none"/>
    </style:style>
    <style:style style:name="P59" style:family="paragraph" style:parent-style-name="Standard" style:list-style-name="">
      <style:paragraph-properties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60" style:family="paragraph" style:parent-style-name="Standard" style:list-style-name="">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61" style:family="paragraph" style:parent-style-name="List_20_Paragraph" style:list-style-name="L3">
      <style:text-properties style:font-name="Arial"/>
    </style:style>
    <style:style style:name="P62" style:family="paragraph" style:parent-style-name="List_20_Paragraph" style:list-style-name="L4">
      <style:text-properties style:font-name="Arial"/>
    </style:style>
    <style:style style:name="P63" style:family="paragraph" style:parent-style-name="Table_20_Contents">
      <style:text-properties style:font-name="Arial"/>
    </style:style>
    <style:style style:name="P64" style:family="paragraph" style:parent-style-name="Table_20_Contents">
      <style:text-properties style:font-name="Arial" fo:font-size="10pt" style:font-size-asian="10pt" style:font-size-complex="10pt"/>
    </style:style>
    <style:style style:name="P65" style:family="paragraph" style:parent-style-name="Heading_20_1">
      <style:text-properties style:font-name="Arial"/>
    </style:style>
    <style:style style:name="P66"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67" style:family="paragraph" style:parent-style-name="Heading_20_2">
      <style:text-properties style:font-name="Arial"/>
    </style:style>
    <style:style style:name="P68" style:family="paragraph" style:parent-style-name="Heading_20_2">
      <style:text-properties style:font-name="Arial"/>
    </style:style>
    <style:style style:name="P69" style:family="paragraph" style:parent-style-name="Heading_20_2">
      <style:text-properties fo:font-size="12pt" style:font-size-asian="12pt" style:font-size-complex="12pt"/>
    </style:style>
    <style:style style:name="P70" style:family="paragraph" style:parent-style-name="Normal">
      <style:paragraph-properties fo:margin-top="0cm" fo:margin-bottom="0cm"/>
    </style:style>
    <style:style style:name="P71" style:family="paragraph" style:parent-style-name="Normal">
      <style:paragraph-properties fo:margin-top="0cm" fo:margin-bottom="0cm"/>
      <style:text-properties style:font-name="Arial"/>
    </style:style>
    <style:style style:name="P72" style:family="paragraph" style:parent-style-name="Normal" style:master-page-name="MP0">
      <style:paragraph-properties style:page-number="auto" fo:break-before="page"/>
    </style:style>
    <style:style style:name="P73" style:family="paragraph" style:parent-style-name="Heading_20_3">
      <style:text-properties style:font-name="Arial"/>
    </style:style>
    <style:style style:name="P74" style:family="paragraph" style:parent-style-name="Preformatted_20_Text">
      <style:text-properties fo:font-size="8pt" style:font-size-asian="8pt" style:font-size-complex="8pt"/>
    </style:style>
    <style:style style:name="P75" style:family="paragraph">
      <style:paragraph-properties fo:text-align="center" style:writing-mode="lr-tb"/>
    </style:style>
    <style:style style:name="P76" style:family="paragraph">
      <style:paragraph-properties style:writing-mode="lr-tb" style:font-independent-line-spacing="false"/>
    </style:style>
    <style:style style:name="P77" style:family="paragraph">
      <style:paragraph-properties fo:text-align="center"/>
    </style:style>
    <style:style style:name="P78" style:family="paragraph">
      <style:paragraph-properties fo:margin-top="0cm" fo:margin-bottom="0cm" fo:line-height="100%" fo:text-align="center"/>
    </style:style>
    <style:style style:name="T1" style:family="text">
      <style:text-properties style:font-name="Arial"/>
    </style:style>
    <style:style style:name="T2" style:family="text">
      <style:text-properties style:font-name="Arial" fo:font-size="12pt" style:font-size-asian="12pt" style:font-name-complex="Times New Roman" style:font-size-complex="12pt" style:font-style-complex="italic"/>
    </style:style>
    <style:style style:name="T3" style:family="text">
      <style:text-properties style:font-name="Arial" fo:font-size="11pt" fo:language="en" fo:country="GB" style:font-name-asian="CMR10" style:font-size-asian="11pt" style:font-name-complex="CMR10" style:font-size-complex="11pt"/>
    </style:style>
    <style:style style:name="T4" style:family="text">
      <style:text-properties style:text-underline-style="none" fo:font-weight="normal" style:font-weight-asian="normal" style:font-weight-complex="normal"/>
    </style:style>
    <style:style style:name="T5" style:family="text">
      <style:text-properties fo:color="#000000" style:text-underline-style="none" fo:font-weight="normal" style:font-weight-asian="normal" style:font-weight-complex="normal"/>
    </style:style>
    <style:style style:name="T6" style:family="text">
      <style:text-properties fo:color="#000000" fo:letter-spacing="normal" fo:language="en" fo:country="GB" style:font-name-asian="Calibri" style:font-name-complex="Calibri" style:text-scale="100%"/>
    </style:style>
    <style:style style:name="T7" style:family="text">
      <style:text-properties fo:color="#000000" style:text-line-through-style="none" fo:font-size="11.5pt" style:text-underline-style="none" style:font-name-asian="Arial1" style:font-size-asian="11.5pt" style:font-name-complex="Arial1" style:font-size-complex="11.5pt"/>
    </style:style>
    <style:style style:name="T8" style:family="text">
      <style:text-properties fo:color="#000000" style:text-line-through-style="none" fo:font-size="10pt" style:text-underline-style="none" style:font-name-asian="Arial1" style:font-size-asian="10pt" style:font-name-complex="Arial1" style:font-size-complex="10pt"/>
    </style:style>
    <style:style style:name="T9" style:family="text">
      <style:text-properties fo:color="#000000" style:text-line-through-style="none" fo:font-size="10pt" style:text-underline-style="none" fo:font-weight="bold" style:font-name-asian="Arial1" style:font-size-asian="10pt" style:font-weight-asian="bold" style:font-name-complex="Arial1" style:font-size-complex="10pt" style:font-weight-complex="bold"/>
    </style:style>
    <style:style style:name="T10" style:family="text">
      <style:text-properties fo:color="#000000" style:text-line-through-style="none" style:font-name="Arial" fo:font-size="11.5pt" style:text-underline-style="none" style:font-name-asian="Arial1" style:font-size-asian="11.5pt" style:font-name-complex="Arial1" style:font-size-complex="11.5pt"/>
    </style:style>
    <style:style style:name="T11"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12" style:family="text">
      <style:text-properties fo:color="#000000" fo:font-size="12pt" style:font-size-asian="12pt" style:font-name-complex="Arial2" style:font-size-complex="10pt"/>
    </style:style>
    <style:style style:name="T13" style:family="text">
      <style:text-properties fo:color="#000000" fo:font-size="12pt" fo:font-weight="bold" style:font-size-asian="12pt" style:font-weight-asian="bold" style:font-name-complex="Arial2" style:font-size-complex="10pt" style:font-weight-complex="bold"/>
    </style:style>
    <style:style style:name="T14" style:family="text">
      <style:text-properties fo:color="#000000" style:font-name="Arial1" fo:font-size="12pt" style:font-name-asian="Arial1" style:font-size-asian="12pt" style:font-name-complex="Arial1" style:font-size-complex="12pt"/>
    </style:style>
    <style:style style:name="T15" style:family="text">
      <style:text-properties fo:color="#000000" style:font-name="Arial1" fo:font-size="11.5pt" style:font-name-asian="Arial1" style:font-size-asian="11.5pt" style:font-name-complex="Arial1" style:font-size-complex="11.5p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ize="12pt" style:text-underline-style="solid" style:text-underline-width="auto" style:text-underline-color="font-color" style:text-underline-mode="continuous" style:text-overline-mode="continuous" style:text-line-through-mode="continuous" style:font-size-asian="12pt"/>
    </style:style>
    <style:style style:name="T19" style:family="text">
      <style:text-properties fo:font-size="10pt" style:font-size-asian="10pt"/>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0" svg:stroke-opacity="100%" draw:stroke-linejoin="round" draw:fill="none" fo:padding-top="-0.02cm" fo:padding-bottom="-0.02cm" fo:padding-left="-0.02cm" fo:padding-right="-0.02cm" style:run-through="background"/>
    </style:style>
    <style:style style:name="gr3"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4" style:family="graphic">
      <style:graphic-properties style:run-through="background"/>
    </style:style>
    <style:style style:name="gr5" style:family="graphic">
      <style:graphic-properties draw:stroke="solid" svg:stroke-width="0.026cm" svg:stroke-color="#000000" draw:marker-end="a5" svg:stroke-opacity="100%" draw:stroke-linejoin="round" draw:fill="none" fo:padding-top="-0.02cm" fo:padding-bottom="-0.02cm" fo:padding-left="-0.02cm" fo:padding-right="-0.02cm" style:run-through="background"/>
    </style:style>
    <style:style style:name="gr6" style:family="graphic">
      <style:graphic-properties draw:stroke="solid" svg:stroke-width="0.026cm" svg:stroke-color="#000000" draw:marker-end="a13" svg:stroke-opacity="100%" draw:stroke-linejoin="round" draw:fill="none" fo:padding-top="-0.02cm" fo:padding-bottom="-0.02cm" fo:padding-left="-0.02cm" fo:padding-right="-0.02cm" style:run-through="background"/>
    </style:style>
    <style:style style:name="gr7" style:family="graphic">
      <style:graphic-properties draw:stroke="solid" svg:stroke-width="0.026cm" svg:stroke-color="#000000" draw:marker-end="a16" svg:stroke-opacity="100%" draw:stroke-linejoin="round" draw:fill="none" fo:padding-top="-0.02cm" fo:padding-bottom="-0.02cm" fo:padding-left="-0.02cm" fo:padding-right="-0.02cm" style:run-through="background"/>
    </style:style>
    <style:style style:name="gr8" style:family="graphic">
      <style:graphic-properties draw:stroke="solid" svg:stroke-width="0.026cm" svg:stroke-color="#000000" draw:marker-end="a20" svg:stroke-opacity="100%" draw:stroke-linejoin="round" draw:fill="none" fo:padding-top="-0.02cm" fo:padding-bottom="-0.02cm" fo:padding-left="-0.02cm" fo:padding-right="-0.02cm" style:run-through="background"/>
    </style:style>
    <style:style style:name="gr9" style:family="graphic">
      <style:graphic-properties draw:stroke="dash" draw:stroke-dash="Dash" svg:stroke-width="0.026cm" svg:stroke-color="#000000" svg:stroke-opacity="100%" draw:stroke-linejoin="round" draw:fill="none" fo:padding-top="-0.02cm" fo:padding-bottom="-0.02cm" fo:padding-left="-0.02cm" fo:padding-right="-0.02cm" style:run-through="background"/>
    </style:style>
    <style:style style:name="gr10" style:family="graphic">
      <style:graphic-properties draw:stroke="solid" svg:stroke-width="0.026cm" svg:stroke-color="#000000" draw:marker-end="a28" svg:stroke-opacity="100%" draw:stroke-linejoin="round" draw:fill="none" fo:padding-top="-0.02cm" fo:padding-bottom="-0.02cm" fo:padding-left="-0.02cm" fo:padding-right="-0.02cm" style:run-through="back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
      <text:p text:style-name="P8"/>
      <text:p text:style-name="P8">Design Specification: GROUP 12</text:p>
      <text:p text:style-name="P9"/>
      <text:p text:style-name="P10"/>
      <text:p text:style-name="P13"><text:span text:style-name="T4">Aut</text:span><text:span text:style-name="T5">hors: </text:span><text:span text:style-name="T6">bea16, dpb1, alh32, fik, anp28, srp11, lps1, lot15, thw10</text:span></text:p>
      <text:p text:style-name="P14">Config Ref: SE_12_DS_01</text:p>
      <text:p text:style-name="P14">Date: 25/11/2013</text:p>
      <text:p text:style-name="P14">Version: 0.5</text:p>
      <text:p text:style-name="P14">Status: Draft</text:p>
      <text:p text:style-name="P11"/>
      <text:p text:style-name="P11"/>
      <text:p text:style-name="P16"/>
      <text:p text:style-name="P16"/>
      <text:p text:style-name="P16"/>
      <text:p text:style-name="P11"/>
      <text:p text:style-name="P12">Department of Computer Science</text:p>
      <text:p text:style-name="P15">Aberystwyth University</text:p>
      <text:p text:style-name="P15">Aberystwyth</text:p>
      <text:p text:style-name="P15">Ceredigion</text:p>
      <text:p text:style-name="P15">SY23 3DB</text:p>
      <text:p text:style-name="P15">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6">1 INTRODUCTION<text:tab/>3</text:p>
          <text:p text:style-name="P47">1.1 Purpose of this Document<text:tab/>3</text:p>
          <text:p text:style-name="P47">1.2 Scope<text:tab/>3</text:p>
          <text:p text:style-name="P47">1.3 Objectives<text:tab/>3</text:p>
          <text:p text:style-name="P46">2 DECOMPOSITION DESCRIPTION<text:tab/>4</text:p>
          <text:p text:style-name="P47">2.1 Programs in system<text:tab/>4</text:p>
          <text:p text:style-name="P48">2.1.1 The Walk Program<text:tab/>4</text:p>
          <text:p text:style-name="P48">2.1.2 The Server<text:tab/>4</text:p>
          <text:p text:style-name="P48">2.1.3 The Website<text:tab/>4</text:p>
          <text:p text:style-name="P47">2.2. Significant classes in each program<text:tab/>5</text:p>
          <text:p text:style-name="P48">2.2.1 Significant classes for web<text:tab/>5</text:p>
          <text:p text:style-name="P47">2.2.2 Significant classes for Android<text:tab/>6</text:p>
          <text:p text:style-name="P47">2.2.2.1 Tour<text:tab/>6</text:p>
          <text:p text:style-name="P47">2.2.2.2 Location<text:tab/>7</text:p>
          <text:p text:style-name="P47">2.2.2.3 TourUploader<text:tab/>7</text:p>
          <text:p text:style-name="P47">2.3 Modules shared between programs<text:tab/>8</text:p>
          <text:p text:style-name="P47">2.4 Mapping from requirements to classes<text:tab/>8</text:p>
          <text:p text:style-name="P46">3 DEPENDENCY DESCRIPTION<text:tab/>8</text:p>
          <text:p text:style-name="P47">3.1 Component Diagrams<text:tab/>8</text:p>
          <text:p text:style-name="P47">3.1.1 Component Diagram for Program 1<text:tab/>8</text:p>
          <text:p text:style-name="P47">3.1.2 Component Diagram for Program 2<text:tab/>8</text:p>
          <text:p text:style-name="P47">3.2 Inheritance Relationships<text:tab/>8</text:p>
          <text:p text:style-name="P46">4 INTERFACE DESCRIPTION<text:tab/>8</text:p>
          <text:p text:style-name="P47">4.1 Web Class Interface<text:tab/>8</text:p>
          <text:p text:style-name="P47">4.2 Class 2 interface specification . . .<text:tab/>11</text:p>
          <text:p text:style-name="P46">5 DETAILED DESIGN<text:tab/>11</text:p>
          <text:p text:style-name="P47">5.1 Sequence diagrams<text:tab/>11</text:p>
          <text:p text:style-name="P47">5.2 Significant algorithms<text:tab/>11</text:p>
          <text:p text:style-name="P47">5.3 Significant data structures<text:tab/>11</text:p>
          <text:p text:style-name="P46">6 REFERENCES<text:tab/>11</text:p>
          <text:p text:style-name="P46">APPENDICES<text:tab/>11</text:p>
          <text:p text:style-name="P46">Document History<text:tab/>11</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5" text:outline-level="1"><text:soft-page-break/>1 INTRODUCTION</text:h>
      <text:h text:style-name="P67" text:outline-level="2">1.1 Purpose of this Document</text:h>
      <text:p text:style-name="P7">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P67" text:outline-level="2">1.2 Scope</text:h>
      <text:p text:style-name="P7">This document specifies the standards for writing software design specifications. It describes the necessary layout and content of a design specification. This document will be produced in accordance to the design specification standards document <text:span text:style-name="T16">[1]</text:span> SE.QA.05.A. </text:p>
      <text:p text:style-name="P7"/>
      <text:p text:style-name="P7">The main sections to be covered are: </text:p>
      <text:list xml:id="list1498367812050698381" text:style-name="L1">
        <text:list-header>
          <text:p text:style-name="P50"/>
        </text:list-header>
      </text:list>
      <text:list xml:id="list7551182645854971051" text:style-name="L1">
        <text:list-item>
          <text:p text:style-name="P50">Introduction: to include the purpose of the document, scope and objectives.</text:p>
        </text:list-item>
      </text:list>
      <text:list xml:id="list40416612" text:continue-list="list1498367812050698381" text:style-name="L1">
        <text:list-item>
          <text:p text:style-name="P50">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50">Dependency Description: this section will include two component diagrams, one for each program within the system. What is more, inheritance relationships will be described.</text:p>
        </text:list-item>
        <text:list-item>
          <text:p text:style-name="P50">Interface Description: this section will include interface specification for each of the classes.</text:p>
        </text:list-item>
        <text:list-item>
          <text:p text:style-name="P50">Detailed Design: the final section will include sequence diagrams, significant algorithms as well as significant data structures.</text:p>
        </text:list-item>
        <text:list-item>
          <text:p text:style-name="P50">References: will include references to the external sources used when producing the document.</text:p>
        </text:list-item>
      </text:list>
      <text:p text:style-name="P7"/>
      <text:h text:style-name="P67" text:outline-level="2">1.3 Objectives</text:h>
      <text:p text:style-name="P7">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16">[1]</text:span></text:p>
      <text:p text:style-name="P7"/>
      <text:p text:style-name="P7">Objectives are: <text:s/></text:p>
      <text:list xml:id="list7588386880203562287" text:style-name="L2">
        <text:list-item>
          <text:list>
            <text:list-item>
              <text:p text:style-name="P51">To describe the programs in system and how they will interact together</text:p>
            </text:list-item>
            <text:list-item>
              <text:p text:style-name="P51"><text:soft-page-break/>To show the components and inheritance within the system using component diagrams and inheritance relationships.</text:p>
            </text:list-item>
            <text:list-item>
              <text:p text:style-name="P51">To specify interfaces for each program.</text:p>
            </text:list-item>
            <text:list-item>
              <text:p text:style-name="P51">To describe significant algorithms and data structures. </text:p>
            </text:list-item>
          </text:list>
        </text:list-item>
      </text:list>
      <text:h text:style-name="P65" text:outline-level="1">2 DECOMPOSITION DESCRIPTION</text:h>
      <text:p text:style-name="P42">Firstly we decompose the software into 2 main subsystems which are:</text:p>
      <text:list xml:id="list3497378800661736297" text:style-name="L3">
        <text:list-item>
          <text:p text:style-name="P61">The android waypoint subsystem</text:p>
        </text:list-item>
        <text:list-item>
          <text:p text:style-name="P61">The subsystem to view walks.</text:p>
        </text:list-item>
      </text:list>
      <text:p text:style-name="P42">The 2 subsystems are not dependent on each other, and do not interact except for using the MySQL database.</text:p>
      <text:p text:style-name="P42">The android waypoint Subsystem has the following modules:</text:p>
      <text:list xml:id="list6495613109191389246" text:style-name="L4">
        <text:list-item>
          <text:p text:style-name="P62">Graphic user interface this module describe the looks and feel in short the GUI which the user can use to record walk. This module will be further discussed in the “significant class section”.</text:p>
        </text:list-item>
        <text:list-item>
          <text:p text:style-name="P62">Point 2 should go here.</text:p>
        </text:list-item>
      </text:list>
      <text:p text:style-name="P42">The Subsystem to View walks is a HTML5/PHP web base application that is deployed on a web server. The web application authenticate and display data from MySQL database system where all the walks recorded are stored. <text:s/></text:p>
      <text:h text:style-name="P67" text:outline-level="2">2.1 Programs in system</text:h>
      <text:p text:style-name="P7">The walking tour guide is composed of three programs:</text:p>
      <text:list xml:id="list3039168895863716281" text:style-name="L5">
        <text:list-header>
          <text:p text:style-name="P52">• The Walk program</text:p>
          <text:p text:style-name="P52">• The Server </text:p>
          <text:p text:style-name="P52">• The website</text:p>
        </text:list-header>
      </text:list>
      <text:h text:style-name="Heading_20_3" text:outline-level="3">2.1.1 The Walk Program</text:h>
      <text:p text:style-name="P7">The Walk program provides a user interface on a android platform to enable a user to make a walk, way-points, amend walk, <text:s/>way-point , take pictures of way-points and put in information about the way-points</text:p>
      <text:p text:style-name="P7">Implements requirements (FR1),(FR2),(FR3),(FR4),(FR5),(FR6),(FR7),(PR1),(PR2) and (DC1) . This program will be form-based so it will comply with (EIR1). The walk program will send the information it generates from the user as described in(FR6)</text:p>
      <text:h text:style-name="Heading_20_3" text:outline-level="3">2.1.2 The Server</text:h>
      <text:p text:style-name="P7">The Server provides a storage space for all the information about people's walks so that they can view them online this should implement (FR9),(PR1) and (DC3). The Server will also use a Test Data file which is described in (DC2). The server will save the information it receives inside of a database.</text:p>
      <text:h text:style-name="Heading_20_3" text:outline-level="3">2.1.3 The Website</text:h>
      <text:p text:style-name="P7">The Website provides a professional user interface for a person to look view a walk online it allows a person to login to view only their walks it also allows a user to search for a specific walk and foe the website to get the information and put it on the Screen</text:p>
      <text:p text:style-name="P7">Implementing requirements (FR8),(EIR1) and (PR1). The Website will query information <text:soft-page-break/>from the Server and display it on to the google maps interface so the user can take the tour.</text:p>
      <text:p text:style-name="P7"/>
      <text:p text:style-name="P30">Example</text:p>
      <text:p text:style-name="P30">{</text:p>
      <text:p text:style-name="P30">The Diary program provides the interface to enable users to make, examine, and amend diary bookings. It </text:p>
      <text:p text:style-name="P30">implements requirements (FR1), (FR2), (FR3) and must make sure it conforms with requirements (FR5), (FR9), </text:p>
      <text:p text:style-name="P30">(EIR5), (DC1), (DC2), (PR2).</text:p>
      <text:p text:style-name="P30">The program will have a form-based method of entry as described in (EIR5). That interface is not described in </text:p>
      <text:p text:style-name="P30">detail in this document, but will be determined during implementation. It will be implemented in Swing. The </text:p>
      <text:p text:style-name="P30">Diary program will call the support class DiaryAccess to read and write the diary text file mentioned in (FR1), </text:p>
      <text:p text:style-name="P30">and use the support class DiaryItem to represent a single diary entry.</text:p>
      <text:p text:style-name="P30">}</text:p>
      <text:h text:style-name="P67" text:outline-level="2">2.2. Significant classes in each program</text:h>
      <text:h text:style-name="P73" text:outline-level="3">2.2.1 Significant classes for web</text:h>
      <text:p text:style-name="P45">As outlined during the meetings, we have come to the conclusion that the “classes” concerned in the development for web occur on a by-page basis. So each page of the website would have a list of significant classes; unfortunately the map is currently the only page of the website a) I’m aware of, b) That would contain sufficient javascript, PHP and MySQL data to warrant a class diagram. </text:p>
      <text:p text:style-name="P45"/>
      <text:p text:style-name="Standard"><text:span text:style-name="T16">maps.php</text:span> Description of classes for the file maps.php. </text:p>
      <text:p text:style-name="Standard"/>
      <text:p text:style-name="Standard"><text:span text:style-name="T16">src="https://maps.googleapis.com/maps/api/js?key=***************************************&amp;sensor=false"&gt;</text:span> This piece of javascript is part of the google maps API, it gathers my user key and allows access to the functionality of the google map. </text:p>
      <text:p text:style-name="Standard"/>
      <text:p text:style-name="Standard"><text:span text:style-name="T16">var image = 'icon2.png'; </text:span>This is simply a pointer, but from this we can change the icon presented to us on the google map. </text:p>
      <text:p text:style-name="Standard"/>
      <text:p text:style-name="Standard"><text:span text:style-name="T16">function calcRoute()</text:span> The calcRoute() function takes the parameters of an origin point and a destination point, from there it will work out the optimal path between the two points and direct the user to follow, drawing the path on the map. </text:p>
      <text:p text:style-name="Standard"/>
      <text:p text:style-name="P24"><text:span text:style-name="T16">function initialize() </text:span><text:span text:style-name="T17">The initialize() </text:span>function is the basis for booting the map. Within contains the while loop that accesses our MySQL database and returns all points for a given path. During this time it will display all points with their appropriate marke<text:span text:style-name="T10">r location and give the descriptions stored of each and every point. </text:span></text:p>
      <text:p text:style-name="P22"/>
      <text:p text:style-name="P20"><text:span text:style-name="T9">var request={} </text:span><text:span text:style-name="T7">This variable takes the origin, destination and method of travel within the route </text:span><text:soft-page-break/><text:span text:style-name="T7">calculation function, and as such outputs the path to take, whilst making sure no redundant information is added to the map such as path start/end markers. </text:span></text:p>
      <text:p text:style-name="P23"/>
      <text:p text:style-name="P20"><text:span text:style-name="T9">$con </text:span><text:span text:style-name="T7">Establishes connection to host based on username, password and location. </text:span></text:p>
      <text:p text:style-name="P23"/>
      <text:p text:style-name="P20"><text:span text:style-name="T9">$res</text:span><text:span text:style-name="T8"> </text:span><text:span text:style-name="T7">Returns appropriate data from selected database for use with google map. </text:span></text:p>
      <text:p text:style-name="P22"/>
      <text:p text:style-name="P20"><text:span text:style-name="T9">var LatLng, var ContentString</text:span><text:span text:style-name="T8"> </text:span><text:span text:style-name="T7">These are variables concerning the retrieval of data from the database, and as such are unique per point. LatLng creates a new marker posted at the given points within our tables, the contentstring updates the information window with the stored point description. </text:span></text:p>
      <text:p text:style-name="P22"/>
      <text:p text:style-name="P20"><text:span text:style-name="T9">google.maps.event.addListener</text:span><text:span text:style-name="T8"> </text:span><text:span text:style-name="T7">This creates the information window given at every marker on the map. Creates a listener that waits for a mouse click to open the information window. </text:span></text:p>
      <text:p text:style-name="P22"/>
      <text:p text:style-name="P20"><text:span text:style-name="T9">var marker = new google.maps.Marker</text:span><text:span text:style-name="T8"> </text:span><text:span text:style-name="T7">Constructor for the marker, reads the position it should be set at, the animation accompanying it upon opening of the map, the drag mode, the icon and the map it should be assigned to. </text:span></text:p>
      <text:p text:style-name="P22"/>
      <text:p text:style-name="P20"><text:span text:style-name="T9">google.maps.event.addDomListener(window, 'load', initialize); </text:span><text:span text:style-name="T7">Creates map upon load of the window, runs the initialize function to ensure all points and paths are plotted upon creation. Opens the map within the specified window space.</text:span></text:p>
      <text:h text:style-name="P67" text:outline-level="2">2.2.2 Significant classes for Android</text:h>
      <text:p text:style-name="P44">Basic descriptions of each significant class within the phone application. A more detailed description provided in the Interface description section.</text:p>
      <text:p text:style-name="P44"><text:span text:style-name="T16">Tour.java</text:span> – stores information about each tour. This will include a string for the name, an array of locations, a string for the description, another string for the longer description and a boolean whether it has been uploaded or not. </text:p>
      <text:p text:style-name="P44"><text:span text:style-name="T16">Image.java</text:span> – stores data about images for tours.</text:p>
      <text:p text:style-name="P44"><text:span text:style-name="T16">TourUploader.java</text:span> – contains an array of the tours. This class will mainly be used for the upload of the tours from the phone to the server so that they can later be viewed on the web interface. </text:p>
      <text:p text:style-name="P44"><text:span text:style-name="T16">Location.java</text:span> – contains a String for the name, floats for both latitude and longitude and an image for the location. Furthermore a string for the description and an int for time at which the location has been approached. </text:p>
      <text:p text:style-name="P44"><text:span text:style-name="T16">Main.java</text:span> – starts the application. ????</text:p>
      <text:h text:style-name="Heading_20_2" text:outline-level="2">2.2.2.1 Tour</text:h>
      <text:p text:style-name="P35"><text:line-break/><text:span text:style-name="T17">public class Tour {<text:line-break/><text:tab/>private String name;<text:line-break/><text:tab/>private Location[] locations;<text:line-break/><text:tab/>private String description;<text:line-break/><text:tab/>private String longDescription;<text:line-break/><text:tab/>private boolean uploaded;<text:line-break/><text:tab/><text:line-break/><text:tab/>/*<text:line-break/></text:span><text:soft-page-break/><text:span text:style-name="T17"><text:tab/> * Return the JSON representation of this object.<text:line-break/><text:tab/> */<text:line-break/><text:tab/>public String toJson() {<text:line-break/><text:tab/><text:tab/>return null;<text:line-break/><text:tab/>}<text:line-break/><text:tab/><text:line-break/><text:tab/>/*<text:line-break/><text:tab/> * Add a location to the end of the list of locations.<text:line-break/><text:tab/> */<text:line-break/><text:tab/>public void addLocation(Location location) {<text:line-break/><text:tab/><text:tab/><text:line-break/><text:tab/>}<text:line-break/>}</text:span><text:line-break/></text:p>
      <text:h text:style-name="Heading_20_2" text:outline-level="2">2.2.2.2 Location</text:h>
      <text:p text:style-name="P36">public class Location {<text:lin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p>
      <text:h text:style-name="Heading_20_2" text:outline-level="2">2.2.2.3 TourUploader</text:h>
      <text:p text:style-name="P35"><text:line-break/><text:span text:style-name="T17">public class TourUploader {<text:line-break/><text:tab/>private Tour[] tours;<text:line-break/><text:tab/><text:line-break/><text:tab/>/*<text:line-break/><text:tab/> * Upload the tours to the server.<text:line-break/><text:tab/> * Return true if the upload was successful.<text:line-break/><text:tab/> */<text:line-break/><text:tab/>public boolean upload() {<text:line-break/><text:tab/><text:tab/>return false;<text:line-break/><text:tab/>}<text:line-break/>}</text:span></text:p>
      <text:h text:style-name="P67" text:outline-level="2"><text:soft-page-break/>2.3 Modules shared between programs</text:h>
      <text:h text:style-name="P67" text:outline-level="2">2.4 Mapping from requirements to classes</text:h>
      <text:p text:style-name="P43">This table shows each functional requirement that must be met, and which class provides its operation. This will ensure that all requirements are covered, and show the impact that changes to the design may have.</text:p>
      <text:p text:style-name="P43"/>
      <table:table table:name="Table1" table:style-name="Table1">
        <table:table-column table:style-name="Table1.A"/>
        <table:table-column table:style-name="Table1.B"/>
        <table:table-row>
          <table:table-cell table:style-name="Table1.A1" office:value-type="string">
            <text:p text:style-name="P28">Functional requirement</text:p>
          </table:table-cell>
          <table:table-cell table:style-name="Table1.A1" office:value-type="string">
            <text:p text:style-name="P29">Class providing requirement</text:p>
          </table:table-cell>
        </table:table-row>
        <table:table-row>
          <table:table-cell table:style-name="Table1.A1" office:value-type="string">
            <text:p text:style-name="P27">FR1- Startup of software on Android device</text:p>
          </table:table-cell>
          <table:table-cell table:style-name="Table1.A1" office:value-type="string">
            <text:p text:style-name="P26">Main.java ????</text:p>
          </table:table-cell>
        </table:table-row>
        <table:table-row>
          <table:table-cell table:style-name="Table1.A1" office:value-type="string">
            <text:p text:style-name="P25"><text:span text:style-name="Default_20_Paragraph_20_Font"><text:span text:style-name="T2">FR2 - Providing info about the whole walking tour</text:span></text:span></text:p>
          </table:table-cell>
          <table:table-cell table:style-name="Table1.A1" office:value-type="string">
            <text:p text:style-name="P26">Tour.java</text:p>
          </table:table-cell>
        </table:table-row>
        <table:table-row>
          <table:table-cell table:style-name="Table1.A1" office:value-type="string">
            <text:p text:style-name="P25"><text:span text:style-name="Default_20_Paragraph_20_Font"><text:span text:style-name="T2">FR3 - Adding locations to the walking tour</text:span></text:span></text:p>
          </table:table-cell>
          <table:table-cell table:style-name="Table1.A1" office:value-type="string">
            <text:p text:style-name="P26">Tour.java, Location.java</text:p>
          </table:table-cell>
        </table:table-row>
        <table:table-row>
          <table:table-cell table:style-name="Table1.A1" office:value-type="string">
            <text:p text:style-name="P25"><text:span text:style-name="Default_20_Paragraph_20_Font"><text:span text:style-name="T2">FR4 - Adding photos to the walks</text:span></text:span></text:p>
          </table:table-cell>
          <table:table-cell table:style-name="Table1.A1" office:value-type="string">
            <text:p text:style-name="P26">Location.java, Image.java</text:p>
          </table:table-cell>
        </table:table-row>
        <table:table-row>
          <table:table-cell table:style-name="Table1.A1" office:value-type="string">
            <text:p text:style-name="P25"><text:span text:style-name="Default_20_Paragraph_20_Font"><text:span text:style-name="T2">FR5 - Cancelling walks</text:span></text:span></text:p>
          </table:table-cell>
          <table:table-cell table:style-name="Table1.A1" office:value-type="string">
            <text:p text:style-name="P26">Tour.java</text:p>
          </table:table-cell>
        </table:table-row>
        <table:table-row>
          <table:table-cell table:style-name="Table1.A1" office:value-type="string">
            <text:p text:style-name="P25"><text:span text:style-name="Default_20_Paragraph_20_Font"><text:span text:style-name="T2">FR6 - Sending the walk to the server</text:span></text:span></text:p>
          </table:table-cell>
          <table:table-cell table:style-name="Table1.A1" office:value-type="string">
            <text:p text:style-name="P26">TourUploader.java</text:p>
          </table:table-cell>
        </table:table-row>
        <table:table-row>
          <table:table-cell table:style-name="Table1.A1" office:value-type="string">
            <text:p text:style-name="P25"><text:span text:style-name="Default_20_Paragraph_20_Font"><text:span text:style-name="T2">FR7 - Switching from the WTC</text:span></text:span></text:p>
          </table:table-cell>
          <table:table-cell table:style-name="Table1.A1" office:value-type="string">
            <text:p text:style-name="P26">Tour.java</text:p>
          </table:table-cell>
        </table:table-row>
        <table:table-row>
          <table:table-cell table:style-name="Table1.A1" office:value-type="string">
            <text:p text:style-name="P25"><text:span text:style-name="Default_20_Paragraph_20_Font"><text:span text:style-name="T2">FR8 - Trying out a created walking tour</text:span></text:span></text:p>
          </table:table-cell>
          <table:table-cell table:style-name="Table1.A1" office:value-type="string">
            <text:p text:style-name="P26">WalkingTour.php</text:p>
          </table:table-cell>
        </table:table-row>
        <table:table-row>
          <table:table-cell table:style-name="Table1.A1" office:value-type="string">
            <text:p text:style-name="P27">FR9 - Saving data on server</text:p>
          </table:table-cell>
          <table:table-cell table:style-name="Table1.A1" office:value-type="string">
            <text:p text:style-name="P26">Tour.java, WalkingTour.php</text:p>
          </table:table-cell>
        </table:table-row>
      </table:table>
      <text:p text:style-name="P43"/>
      <text:h text:style-name="P65" text:outline-level="1">3 DEPENDENCY DESCRIPTION</text:h>
      <text:h text:style-name="P67" text:outline-level="2">3.1 Component Diagrams</text:h>
      <text:h text:style-name="P67" text:outline-level="2">3.1.1 Component Diagram for Program 1</text:h>
      <text:h text:style-name="P67" text:outline-level="2">3.1.2 Component Diagram for Program 2</text:h>
      <text:h text:style-name="P67" text:outline-level="2">3.2 Inheritance Relationships</text:h>
      <text:h text:style-name="P65" text:outline-level="1">4 INTERFACE DESCRIPTION</text:h>
      <text:h text:style-name="P67" text:outline-level="2">4.1 Web Class Interface</text:h>
      <text:p text:style-name="P7"><text:span text:style-name="T12">DOCTYPE html&gt;<text:line-break/>&lt;html&gt;<text:line-break/></text:span><text:span text:style-name="T13">/* Using HTML 5 Doctype to support our project. This ensures that the google maps API will be fully supported on the latest web standard, that the phone viewport can be resized and viewed for and there will be no implementation issues concerning any new web tools we may wish to access or incorporate. */</text:span><text:span text:style-name="T12"><text:line-break/>&lt;head&gt;<text:line-break/><text:tab/>&lt;meta name="viewport" content="initial-scale=1.0, user-scalable=no" /&gt;<text:tab/>&lt;style type="text/css"&gt;<text:line-break/><text:tab/>html { height: 100% }<text:line-break/></text:span><text:soft-page-break/><text:span text:style-name="T12"><text:tab/>body { height: 100%; margin: 0; padding: 0 }<text:line-break/><text:tab/>#map-canvas { height: 100% }<text:line-break/><text:tab/>&lt;/style&gt;<text:line-break/><text:tab/>/* A temporary inline CSS for use with this test page. Only contains code necessary for display of the map.*/<text:line-break/><text:tab/>&lt;script type="text/javascript"<text:tab/>src="https://maps.googleapis.com/maps/api/js?key=***************************************&amp;sensor=false"&gt;<text:line-break/><text:tab/>&lt;/script&gt;<text:line-break/><text:tab/>/*Fetches my google maps API key for me to be able to use the google maps<text:line-break/><text:tab/>functionality and tools across the site.*/<text:line-break/> <text:s text:c="2"/>&lt;script type="text/javascript"&gt;<text:line-break/><text:tab/>var image = 'icon2.png';<text:line-break/><text:tab/></text:span><text:span text:style-name="T13">/*Accesses the location of the saved marker image, can be removed<text:line-break/><text:tab/>to revert to default marker or file name can be changed to allocate<text:line-break/><text:tab/>new marker should future developments occur.*/<text:tab/></text:span><text:span text:style-name="T12"><text:line-break/></text:span><text:span text:style-name="T12"><text:tab/>function calcRoute()<text:line-break/></text:span><text:span text:style-name="T12"><text:tab/>{<text:line-break/><text:tab/><text:tab/>var request= <text:line-break/><text:tab/><text:tab/>{<text:line-break/><text:tab/><text:tab/><text:tab/>origin: new google.maps.LatLng(52.415100, -4.063118),<text:line-break/><text:tab/><text:tab/><text:tab/>destination: new google.maps.LatLng(52.412354, -4.088138),<text:line-break/><text:tab/><text:tab/><text:tab/>travelMode: google.maps.TravelMode.WALKING<text:line-break/><text:tab/><text:tab/>};<text:line-break/><text:tab/><text:tab/>directionsService.route(request, function(response, status)<text:line-break/><text:tab/><text:tab/>{<text:line-break/><text:tab/><text:tab/><text:tab/>if (status == google.maps.DirectionsStatus.OK)<text:line-break/><text:tab/><text:tab/><text:tab/>{<text:line-break/><text:tab/><text:tab/><text:tab/><text:tab/>directionsDisplay.setDirections(response);<text:line-break/><text:tab/><text:tab/><text:tab/><text:tab/>directionsDisplay.setOptions({suppressMarkers: true});<text:line-break/><text:tab/><text:tab/><text:tab/>}<text:line-break/><text:tab/><text:tab/>});<text:line-break/><text:tab/><text:tab/></text:span><text:span text:style-name="T13">/*Calculates routes between two points. Uses an origin point to find start of path, and destination point to use as end of path. Travel mode dictates what type of route and paths are allowed. Walking indicates any available path over land, driving may only use roads however. Walking is appropriate for prototype path. DirectionsService indicates use of the path tool and should set directions between points. Suppressed markers is a tool used to prevent the appearance of additional markers dictating start/end points of a path and cluttering the GUI.*/</text:span><text:span text:style-name="T12"><text:line-break/><text:tab/>}<text:line-break/><text:tab/>function initialize()<text:line-break/><text:tab/>{<text:line-break/><text:tab/><text:tab/>var mapOptions = {center: new google.maps.LatLng(52.413571,-4.073489), zoom: 14};<text:line-break/><text:tab/><text:tab/>var map = new google.maps.Map(document.getElementById("map-canvas"),mapOptions);<text:line-break/><text:tab/><text:tab/>var infowindow = new google.maps.InfoWindow();<text:line-break/><text:tab/><text:tab/>window.directionsService = new google.maps.DirectionsService();<text:line-break/><text:tab/><text:tab/>window.directionsDisplay = new google.maps.DirectionsRenderer();<text:line-break/></text:span><text:soft-page-break/><text:span text:style-name="T12"><text:tab/><text:tab/>directionsDisplay.setMap(map);<text:line-break/><text:tab/><text:tab/></text:span><text:span text:style-name="T13">/*Initializes map for later, starts by creating variables and generates paths within the window. Adds path to the map and sets the position at center when the map is first displayed. Also sets the rate of zoom so the entirety of the path is covered.*/</text:span><text:span text:style-name="T12"><text:line-break/><text:tab/><text:tab/>&lt;?php<text:line-break/><text:tab/><text:tab/>$con = mysql_connect("localhost","root","");<text:line-break/><text:tab/><text:tab/>if (!$con)<text:line-break/><text:tab/><text:tab/>{<text:line-break/><text:tab/><text:tab/><text:tab/>die('Could not connect: ' . mysql_error());<text:line-break/><text:tab/><text:tab/>}<text:line-break/><text:tab/><text:tab/>mysql_select_db("pathdb", $con);<text:line-break/><text:tab/><text:tab/>$res = mysql_query("SELECT * FROM points");<text:line-break/><text:tab/><text:tab/>while($a = mysql_fetch_array($res))<text:line-break/><text:tab/><text:tab/>{<text:line-break/></text:span><text:span text:style-name="T12"><text:tab/><text:tab/>?&gt;<text:line-break/></text:span><text:span text:style-name="T12"><text:tab/><text:tab/></text:span><text:span text:style-name="T13">/*Creates a connection to my local hosting server, selects database to use and then chooses the data from which tables I am currently interested in. Enters a while loop to assign each marker and create it as such.*/</text:span><text:span text:style-name="T12"><text:line-break/><text:tab/><text:tab/><text:tab/>var LatLng = new<text:line-break/>google.maps.LatLng(&lt;?=$a['lat']?&gt;,&lt;?=$a['long']?&gt;);<text:line-break/><text:tab/><text:tab/><text:tab/>var ContentString =<text:line-break/>"&lt;b&gt;&lt;?=$a['shortDesc']?&gt;&lt;/b&gt;&lt;/br&gt;&lt;?=$a['longDesc']?&gt;";<text:line-break/><text:tab/><text:tab/><text:tab/>var marker = new google.maps.Marker(</text:span></text:p>
      <text:p text:style-name="P21"><text:tab/><text:tab/><text:tab/>{<text:line-break/><text:tab/><text:tab/><text:tab/><text:tab/>map:map,<text:line-break/><text:tab/><text:tab/><text:tab/><text:tab/>draggable:false,<text:line-break/><text:tab/><text:tab/><text:tab/><text:tab/>animation: google.maps.Animation.DROP,<text:line-break/><text:tab/><text:tab/><text:tab/><text:tab/>position: LatLng,<text:line-break/><text:tab/><text:tab/><text:tab/><text:tab/>icon: image<text:line-break/><text:tab/><text:tab/><text:tab/>});<text:line-break/><text:tab/><text:tab/><text:tab/>marker.content = ContentString;<text:line-break/><text:tab/><text:tab/><text:tab/>google.maps.event.addListener(marker, 'click', function(){<text:line-break/><text:tab/><text:tab/><text:tab/><text:tab/>infowindow.setContent(this.content);<text:line-break/><text:tab/><text:tab/><text:tab/><text:tab/>infowindow.open(this.getMap(),this);<text:line-break/><text:tab/><text:tab/><text:span text:style-name="T16"><text:tab/></text:span><text:span text:style-name="T17">});</text:span><text:span text:style-name="T16"><text:line-break/><text:tab/><text:tab/>/*Uses value (Lat,Long) to create point marker on map, assigns variable "ContentString" which creates a bolded up title as the short description, followed by a new line for the long description per point. Marker is generated for our map, with drag disabled, a drop animation on generation, marker appears at the given (Lat,Long) position and marker at point is assigned <text:s/>to image variable given earlier. Listener sets up the information to go into our information window and sets the function to open the window upon the click of the marker happening.*/</text:span><text:line-break/><text:tab/><text:tab/>&lt;?php<text:line-break/><text:tab/><text:tab/>}<text:line-break/><text:tab/><text:tab/>?&gt;<text:line-break/><text:tab/><text:tab/>calcRoute();<text:line-break/><text:tab/><text:tab/><text:span text:style-name="T16">/*Closes the while loop and calls the path finding function between </text:span><text:soft-page-break/><text:span text:style-name="T16">points.*/</text:span><text:line-break/><text:tab/>}<text:line-break/><text:tab/>google.maps.event.addDomListener(window, 'load', initialize);<text:line-break/><text:tab/><text:span text:style-name="T16">/*Upon loading of page, the map is generated with it's appropriate window space, and the function initialize is called and therein all paths are brought up and all points are created.*/</text:span><text:line-break/> <text:s text:c="3"/>&lt;/script&gt;<text:line-break/>&lt;/head&gt;<text:line-break/>&lt;body&gt;<text:line-break/><text:tab/>&lt;div id="map-canvas"/&gt;<text:line-break/>&lt;/body&gt;<text:line-break/>/*Creates the map on the website, closes all HTML concerned with page.*/<text:line-break/>&lt;/html&gt;</text:p>
      <text:h text:style-name="P67" text:outline-level="2">4.2 Android Interface Description</text:h>
      <text:p text:style-name="Text_20_body"><text:span text:style-name="T1">public class HomeActivity extends Activity {<text:line-break/><text:line-break/> <text:s text:c="3"/>/*<text:line-break/> <text:s text:c="4"/>* Create the activity.<text:line-break/> <text:s text:c="4"/>*/<text:line-break/> <text:s text:c="3"/>protected void onCreate(Bundle savedInstanceState) {<text:line-break/><text:line-break/> <text:s text:c="3"/>}<text:line-break/>}</text:span></text:p>
      <text:p text:style-name="Text_20_body"><text:span text:style-name="T1"/></text:p>
      <text:p text:style-name="Text_20_body"><text:span text:style-name="T1">public class Location {<text:line-break/><text:tab/>private String name;<text:line-break/><text:tab/>private float latitude;<text:line-break/><text:tab/>private float longitude;<text:line-break/><text:tab/>private Image image;<text:line-break/><text:tab/>private String description;<text:line-break/><text:tab/>private int time;<text:line-break/><text:line-break/><text:tab/>/*<text:line-break/><text:tab/> * Return the JSON representation of this object.<text:line-break/><text:tab/> */<text:line-break/><text:tab/>public String toJson() {<text:line-break/><text:tab/><text:tab/>return null;<text:line-break/><text:tab/>}<text:line-break/>}<text:line-break/><text:line-break/>public class SettingsActivity extends Activity {<text:line-break/><text:line-break/> <text:s text:c="3"/>private TourSettings settings;<text:line-break/><text:line-break/> <text:s text:c="3"/>/*<text:line-break/> <text:s text:c="4"/>* Create the activity.<text:line-break/></text:span><text:soft-page-break/><text:span text:style-name="T1"> <text:s text:c="4"/>*/<text:line-break/> <text:s text:c="3"/>protected void onCreate(Bundle savedInstanceState) {<text:line-break/><text:line-break/> <text:s text:c="3"/>}<text:line-break/>}<text:line-break/></text:span></text:p>
      <text:p text:style-name="Text_20_body"><text:span text:style-name="T1">public class TourCreatorActivity extends Activity {<text:line-break/> <text:s text:c="3"/>private Tour tour;<text:line-break/> <text:s text:c="3"/>private LocationClient location;<text:line-break/> <text:s text:c="3"/>private Location currentLocation;<text:line-break/><text:line-break/> <text:s text:c="3"/>/*<text:line-break/> <text:s text:c="4"/>* Reads the lat and long from the GPS and saves it in the current<text:line-break/> <text:s text:c="4"/>* location.<text:line-break/> <text:s text:c="4"/>*/<text:line-break/> <text:s text:c="3"/>private void recordCoordinates() {<text:line-break/> <text:s text:c="3"/>}<text:line-break/><text:line-break/> <text:s text:c="3"/>/*<text:line-break/> <text:s text:c="4"/>* Reads a name from the user and adds it to the tour.<text:line-break/> <text:s text:c="4"/>*/<text:line-break/> <text:s text:c="3"/>private void recordName() {<text:line-break/> <text:s text:c="3"/>}<text:line-break/><text:line-break/> <text:s text:c="3"/>/*<text:line-break/> <text:s text:c="4"/>* Reads a description from the user and adds it to the tour.<text:line-break/> <text:s text:c="4"/>*/<text:line-break/> <text:s text:c="3"/>private void recordDescription() {<text:line-break/> <text:s text:c="3"/>}<text:line-break/><text:line-break/> <text:s text:c="3"/>/*<text:line-break/> <text:s text:c="4"/>* Read long description and add to the tour.<text:line-break/> <text:s text:c="4"/>*/<text:line-break/> <text:s text:c="3"/>private void recordLongDescription() {<text:line-break/> <text:s text:c="3"/>}<text:line-break/><text:line-break/> <text:s text:c="3"/>/*<text:line-break/> <text:s text:c="4"/>* Take image from the camera app and adds it to the current location.<text:line-break/> <text:s text:c="4"/>*/<text:line-break/> <text:s text:c="3"/>private void recordImage() {<text:line-break/> <text:s text:c="3"/>}<text:line-break/><text:line-break/> <text:s text:c="3"/>/*<text:line-break/> <text:s text:c="4"/>* Reads a description from the user and adds it to the current location.<text:line-break/> <text:s text:c="4"/>*/<text:line-break/> <text:s text:c="3"/>private void recordLocationDescription() {<text:line-break/> <text:s text:c="3"/>}<text:line-break/><text:line-break/></text:span><text:soft-page-break/><text:span text:style-name="T1"> <text:s text:c="3"/>/*<text:line-break/> <text:s text:c="4"/>* Create the activity.<text:line-break/> <text:s text:c="4"/>*/<text:line-break/> <text:s text:c="3"/>protected void onCreate(Bundle savedInstanceState) {<text:line-break/> <text:s text:c="3"/>}<text:line-break/>}</text:span></text:p>
      <text:h text:style-name="P65" text:outline-level="1">5 DETAILED DESIGN</text:h>
      <text:h text:style-name="Heading_20_2" text:outline-level="2"><text:span text:style-name="T1">5.1 Sequence diagrams</text:span></text:h>
      <text:h text:style-name="P67" text:outline-level="2"><text:span text:style-name="T18">Sequence Diagram</text:span></text:h>
      <text:p text:style-name="P71">Android classes:</text:p>
      <text:p text:style-name="P71">Tour</text:p>
      <text:p text:style-name="P71">Location</text:p>
      <text:p text:style-name="P71">TourUploaders</text:p>
      <text:p text:style-name="P70"><text:span text:style-name="T1"/></text:p>
      <text:p text:style-name="P70"><draw:g text:anchor-type="paragraph" draw:z-index="0" draw:name="Group 35" draw:style-name="gr1"><draw:connector draw:name="AutoShape 14" draw:style-name="gr2" draw:type="line" svg:x1="6.324cm" svg:y1="3.29cm" svg:x2="9.892cm" svg:y2="3.29cm" svg:d="m6324 3290h3568"><text:p/></draw:connector><draw:custom-shape draw:name="Rectangle 2" draw:style-name="gr3" draw:text-style-name="P76" svg:width="1.391cm" svg:height="0.847cm" svg:x="5.237cm" svg:y="1.101cm"><text:p text:style-name="P75">Tour</text:p><draw:enhanced-geometry svg:viewBox="0 0 21600 21600" draw:type="non-primitive" draw:enhanced-path="M 0 0 L 21600 0 21600 21600 0 21600 Z N"/></draw:custom-shape><draw:custom-shape draw:name="Rectangle 3" draw:style-name="gr3" draw:text-style-name="P76" svg:width="2.932cm" svg:height="0.847cm" svg:x="12.282cm" svg:y="1.101cm"><text:p text:style-name="P75">TourUploader</text:p><draw:enhanced-geometry svg:viewBox="0 0 21600 21600" draw:type="non-primitive" draw:enhanced-path="M 0 0 L 21600 0 21600 21600 0 21600 Z N"/></draw:custom-shape><draw:custom-shape draw:name="Rectangle 4" draw:style-name="gr3" draw:text-style-name="P76" svg:width="2.026cm" svg:height="0.847cm" svg:x="9.44cm" svg:y="1.101cm"><text:p text:style-name="P75">Location</text:p><draw:enhanced-geometry svg:viewBox="0 0 21600 21600" draw:type="non-primitive" draw:enhanced-path="M 0 0 L 21600 0 21600 21600 0 21600 Z N"/></draw:custom-shape><draw:g draw:name="Group 8" draw:style-name="gr4"><draw:connector draw:name="AutoShape 5" draw:style-name="gr5" draw:type="line" svg:x1="1.307cm" svg:y1="3.29cm" svg:x2="5.359cm" svg:y2="3.29cm" svg:d="m1307 3290h4052"><text:p/></draw:connector><draw:frame draw:name="Text Box 7" draw:style-name="gr3" draw:text-style-name="P76" svg:width="2.253cm" svg:height="0.736cm" svg:x="2.408cm" svg:y="2.401cm"><draw:text-box><text:p text:style-name="P77">Load App</text:p></draw:text-box></draw:frame></draw:g><draw:custom-shape draw:name="Rectangle 9" draw:style-name="gr3" draw:text-style-name="P76" svg:width="0.636cm" svg:height="8.055cm" svg:x="5.509cm" svg:y="2.704cm"><text:p/><draw:enhanced-geometry svg:viewBox="0 0 21600 21600" draw:type="non-primitive" draw:enhanced-path="M 0 0 L 21600 0 21600 21600 0 21600 Z N"/></draw:custom-shape><draw:custom-shape draw:name="Rectangle 10" draw:style-name="gr3" draw:text-style-name="P76" svg:width="0.636cm" svg:height="5.666cm" svg:x="10.105cm" svg:y="2.704cm"><text:p/><draw:enhanced-geometry svg:viewBox="0 0 21600 21600" draw:type="non-primitive" draw:enhanced-path="M 0 0 L 21600 0 21600 21600 0 21600 Z N"/></draw:custom-shape><draw:custom-shape draw:name="Rectangle 11" draw:style-name="gr3" draw:text-style-name="P76" svg:width="0.636cm" svg:height="2.541cm" svg:x="13.522cm" svg:y="8.164cm"><text:p/><draw:enhanced-geometry svg:viewBox="0 0 21600 21600" draw:type="non-primitive" draw:enhanced-path="M 0 0 L 21600 0 21600 21600 0 21600 Z N"/></draw:custom-shape><draw:frame draw:name="Text Box 15" draw:style-name="gr3" draw:text-style-name="P76" svg:width="2.407cm" svg:height="0.736cm" svg:x="7.458cm" svg:y="3.756cm"><draw:text-box><text:p text:style-name="P77"><text:span text:style-name="T19">Get location</text:span></text:p></draw:text-box></draw:frame><draw:frame draw:name="Text Box 16" draw:style-name="gr3" draw:text-style-name="P76" svg:width="2.407cm" svg:height="0.696cm" svg:x="6.324cm" svg:y="2.443cm"><draw:text-box><text:p text:style-name="P77"><text:span text:style-name="T19">Start walk</text:span></text:p></draw:text-box></draw:frame><draw:connector draw:name="AutoShape 17" draw:style-name="gr6" draw:type="line" svg:x1="6.371cm" svg:y1="6.373cm" svg:x2="9.848cm" svg:y2="6.373cm" svg:d="m6371 6373h3477"><text:p/></draw:connector><draw:frame draw:name="Text Box 19" draw:style-name="gr3" draw:text-style-name="P76" svg:width="2.047cm" svg:height="1.117cm" svg:x="6.368cm" svg:y="5.075cm"><draw:text-box><text:p text:style-name="P78"><text:span text:style-name="T19">Record locations</text:span></text:p></draw:text-box></draw:frame><draw:connector draw:name="AutoShape 22" draw:style-name="gr7" draw:type="line" svg:x1="9.864cm" svg:y1="8.217cm" svg:x2="6.338cm" svg:y2="8.217cm" svg:d="m9864 8217h-3526"><text:p/></draw:connector><draw:frame draw:name="Text Box 23" draw:style-name="gr3" draw:text-style-name="P76" svg:width="2.407cm" svg:height="1.211cm" svg:x="7.465cm" svg:y="6.827cm"><draw:text-box><text:p text:style-name="P77"><text:span text:style-name="T19">Store route locally</text:span></text:p></draw:text-box></draw:frame><draw:frame draw:name="Text Box 25" draw:style-name="gr3" draw:text-style-name="P76" svg:width="3.222cm" svg:height="1.211cm" svg:x="6.399cm" svg:y="8.76cm"><draw:text-box><text:p text:style-name="P77"><text:span text:style-name="T19">Upload walk via to database via WIFI </text:span></text:p></draw:text-box></draw:frame><draw:connector draw:name="AutoShape 26" draw:style-name="gr8" draw:type="line" svg:x1="6.371cm" svg:y1="10.183cm" svg:x2="13.37cm" svg:y2="10.183cm" svg:d="m6371 10183h6999"><text:p/></draw:connector><draw:connector draw:name="AutoShape 27" draw:style-name="gr9" draw:type="line" svg:x1="13.854cm" svg:y1="8.164cm" svg:x2="13.854cm" svg:y2="1.948cm" svg:d="m13854 8164v-6216"><text:p/></draw:connector><draw:connector draw:name="AutoShape 30" draw:style-name="gr9" draw:type="line" svg:x1="10.467cm" svg:y1="2.705cm" svg:x2="10.467cm" svg:y2="1.948cm" svg:d="m10467 2705v-757"><text:p/></draw:connector><draw:connector draw:name="AutoShape 31" draw:style-name="gr9" draw:type="line" svg:x1="5.842cm" svg:y1="2.705cm" svg:x2="5.842cm" svg:y2="1.948cm" svg:d="m5842 2705v-757"><text:p/></draw:connector><draw:connector draw:name="AutoShape 34" draw:style-name="gr10" draw:type="line" svg:x1="9.864cm" svg:y1="4.632cm" svg:x2="6.338cm" svg:y2="4.632cm" svg:d="m9864 4632h-3526"><text:p/></draw:connector></draw:g><text:span text:style-name="T1"/></text:p>
      <text:p text:style-name="P72"><text:span text:style-name="T1"/></text:p>
      <text:h text:style-name="Heading_20_2" text:outline-level="2"><text:span text:style-name="T1">5.2 Significant algorithms</text:span></text:h>
      <text:h text:style-name="P69" text:outline-level="2"><text:span text:style-name="T1">5.2.1 Significant algorithms for Web</text:span></text:h>
      <text:p text:style-name="P58"><text:span text:style-name="T14"><text:s/></text:span><text:span text:style-name="T15">The first significant algorithm to be concerned at for our backend of the map would be that of the marker positions, marker positions are projected using stored lat/long positions for points based on the path selected by the user.</text:span></text:p>
      <text:p text:style-name="P58"><text:span text:style-name="T15"><text:s/></text:span></text:p>
      <text:p text:style-name="P59">$res = mysql_query("SELECT * FROM points where `pathID` = $path"); while($a = mysql_fetch_array($res)) {var marker = new google.maps.Marker} </text:p>
      <text:p text:style-name="P59"><text:span text:style-name="T11"/></text:p>
      <text:p text:style-name="P58"><text:span text:style-name="T11">This snippet of code outlines the selection process for markers on the map. At the top the markers are selected based upon the path they belong to, and then for every marker meeting this criteria, it is based onto the map based on it’s latitude/longitude values along with the description of the point stored within the information window. </text:span></text:p>
      <text:p text:style-name="P58"><text:span text:style-name="T11"/></text:p>
      <text:p text:style-name="P59">var flightPath = new google.maps.Polyline({path: flightPlanCoordinates,strokeColor: '#FF0000',strokeOpacity: 1.0,strokeWeight: 2}); </text:p>
      <text:p text:style-name="P59"><text:span text:style-name="T11"/></text:p>
      <text:p text:style-name="P58"><text:span text:style-name="T11">The google maps API comes packed with a tool called “Polyline”, this will allow the web page to sketch it’s own paths around the map, in which the path of the Polyline will be drawn from an array of lat/long values under the “path” method of the Polyline class. </text:span></text:p>
      <text:p text:style-name="P60"/>
      <text:p text:style-name="P60">The methods for obtaining the array to give to the polyline involves a for loop that counts from 0 to 7 (8 values) and for each loop, will push the new lat/long value to the array. </text:p>
      <text:p text:style-name="P60"/>
      <text:p text:style-name="P60">Present on the page for the map will now be buttons that will cast POST calls to the same header page, altering the values used and will show different routes between points and different paths as and when called. </text:p>
      <text:p text:style-name="P58"><text:span text:style-name="T11"/></text:p>
      <text:p text:style-name="P58"><text:span text:style-name="T11">This is however the extent of the significant algorithms to be used in the maps functionality. </text:span></text:p>
      <text:h text:style-name="Heading_20_2" text:outline-level="2"><text:span text:style-name="T1">5.3 Significant data structures</text:span></text:h>
      <text:p text:style-name="P7">Our significant data structure used is a schema made in Json. </text:p>
      <text:p text:style-name="P55"/>
      <text:p text:style-name="P74">{</text:p>
      <text:section text:style-name="Sect2" text:name="LC2">
        <text:p text:style-name="P74">    "type": "object",</text:p>
      </text:section>
      <text:section text:style-name="Sect2" text:name="LC3">
        <text:p text:style-name="P74">    "properies": {</text:p>
      </text:section>
      <text:section text:style-name="Sect2" text:name="LC4">
        <text:p text:style-name="P74">        "name": {</text:p>
      </text:section>
      <text:section text:style-name="Sect2" text:name="LC5">
        <text:p text:style-name="P74">            "type": "string",</text:p>
      </text:section>
      <text:section text:style-name="Sect2" text:name="LC6">
        <text:p text:style-name="P74">            "description": "The name of the tour"</text:p>
      </text:section>
      <text:section text:style-name="Sect2" text:name="LC7">
        <text:p text:style-name="P74">        },</text:p>
      </text:section>
      <text:section text:style-name="Sect2" text:name="LC8">
        <text:p text:style-name="P74">        "short-description": {</text:p>
      </text:section>
      <text:section text:style-name="Sect2" text:name="LC9">
        <text:p text:style-name="P74">            "type": "string",</text:p>
      </text:section>
      <text:section text:style-name="Sect2" text:name="LC10">
        <text:p text:style-name="P74">            "description": "The short description of the tour"</text:p>
      </text:section>
      <text:section text:style-name="Sect2" text:name="LC11">
        <text:p text:style-name="P74">        }</text:p>
      </text:section>
      <text:section text:style-name="Sect2" text:name="LC12">
        <text:p text:style-name="P74">        "long-description": {</text:p>
      </text:section>
      <text:section text:style-name="Sect2" text:name="LC13">
        <text:p text:style-name="P74">            "type": "string"</text:p>
      </text:section>
      <text:section text:style-name="Sect2" text:name="LC14">
        <text:p text:style-name="P74">            "description": "The longer description of the tour"</text:p>
      </text:section>
      <text:section text:style-name="Sect2" text:name="LC15">
        <text:p text:style-name="P74">        },</text:p>
      </text:section>
      <text:section text:style-name="Sect2" text:name="LC16">
        <text:p text:style-name="P74">        "locations": {</text:p>
      </text:section>
      <text:section text:style-name="Sect2" text:name="LC17">
        <text:p text:style-name="P74">            "type": "array",</text:p>
      </text:section>
      <text:section text:style-name="Sect2" text:name="LC18">
        <text:p text:style-name="P74">            "description": "An array of all the locations in the tour",</text:p>
      </text:section>
      <text:section text:style-name="Sect2" text:name="LC19">
        <text:p text:style-name="P74">            "items": {</text:p>
      </text:section>
      <text:section text:style-name="Sect2" text:name="LC20">
        <text:p text:style-name="P74">                "type": "object",</text:p>
      </text:section>
      <text:section text:style-name="Sect2" text:name="LC21">
        <text:p text:style-name="P74">                "description": "A single location",</text:p>
      </text:section>
      <text:section text:style-name="Sect2" text:name="LC22">
        <text:p text:style-name="P74">                "properies": {</text:p>
      </text:section>
      <text:section text:style-name="Sect2" text:name="LC23">
        <text:p text:style-name="P74">                    "name": {</text:p>
      </text:section>
      <text:section text:style-name="Sect2" text:name="LC24">
        <text:p text:style-name="P74">                        "type": "string",</text:p>
      </text:section>
      <text:section text:style-name="Sect2" text:name="LC25">
        <text:p text:style-name="P74">                        "description": "The name of the location to be displayed to the user"</text:p>
      </text:section>
      <text:section text:style-name="Sect2" text:name="LC26">
        <text:p text:style-name="P74"><text:soft-page-break/>                    },</text:p>
      </text:section>
      <text:section text:style-name="Sect2" text:name="LC27">
        <text:p text:style-name="P74">                    "latitude": {</text:p>
      </text:section>
      <text:section text:style-name="Sect2" text:name="LC28">
        <text:p text:style-name="P74">                        "type": "number",</text:p>
      </text:section>
      <text:section text:style-name="Sect2" text:name="LC29">
        <text:p text:style-name="P74">                        "description": "Latitude in degrees"</text:p>
      </text:section>
      <text:section text:style-name="Sect2" text:name="LC30">
        <text:p text:style-name="P74">                    },</text:p>
      </text:section>
      <text:section text:style-name="Sect2" text:name="LC31">
        <text:p text:style-name="P74">                    "longitude": {</text:p>
      </text:section>
      <text:section text:style-name="Sect2" text:name="LC32">
        <text:p text:style-name="P74">                        "type": "number",</text:p>
      </text:section>
      <text:section text:style-name="Sect2" text:name="LC33">
        <text:p text:style-name="P74">                        "description": "Longitude in degrees"</text:p>
      </text:section>
      <text:section text:style-name="Sect2" text:name="LC34">
        <text:p text:style-name="P74">                    },</text:p>
      </text:section>
      <text:section text:style-name="Sect2" text:name="LC35">
        <text:p text:style-name="P74">                    "time": {</text:p>
      </text:section>
      <text:section text:style-name="Sect2" text:name="LC36">
        <text:p text:style-name="P74">                        "type" "number",</text:p>
      </text:section>
      <text:section text:style-name="Sect2" text:name="LC37">
        <text:p text:style-name="P74">                        "description": "Unix timestamp of the time the location was recorded"</text:p>
      </text:section>
      <text:section text:style-name="Sect2" text:name="LC38">
        <text:p text:style-name="P74">                    },</text:p>
      </text:section>
      <text:section text:style-name="Sect2" text:name="LC39">
        <text:p text:style-name="P74">                    "image": {</text:p>
      </text:section>
      <text:section text:style-name="Sect2" text:name="LC40">
        <text:p text:style-name="P74">                        "type": "string",</text:p>
      </text:section>
      <text:section text:style-name="Sect2" text:name="LC41">
        <text:p text:style-name="P74">                        "description": "Base64 encoded JPEG image"</text:p>
      </text:section>
      <text:section text:style-name="Sect2" text:name="LC42">
        <text:p text:style-name="P74">                    }</text:p>
      </text:section>
      <text:section text:style-name="Sect2" text:name="LC43">
        <text:p text:style-name="P74">                },</text:p>
      </text:section>
      <text:section text:style-name="Sect2" text:name="LC44">
        <text:p text:style-name="P74">                "required": [</text:p>
      </text:section>
      <text:section text:style-name="Sect2" text:name="LC45">
        <text:p text:style-name="P74">                    "name",</text:p>
      </text:section>
      <text:section text:style-name="Sect2" text:name="LC46">
        <text:p text:style-name="P74">                    "latitude",</text:p>
      </text:section>
      <text:section text:style-name="Sect2" text:name="LC47">
        <text:p text:style-name="P74">                    "longitude",</text:p>
      </text:section>
      <text:section text:style-name="Sect2" text:name="LC48">
        <text:p text:style-name="P74">                    "time",</text:p>
      </text:section>
      <text:section text:style-name="Sect2" text:name="LC49">
        <text:p text:style-name="P74">                    "image"</text:p>
      </text:section>
      <text:section text:style-name="Sect2" text:name="LC50">
        <text:p text:style-name="P74">                 ]</text:p>
      </text:section>
      <text:section text:style-name="Sect2" text:name="LC51">
        <text:p text:style-name="P74">            }</text:p>
      </text:section>
      <text:section text:style-name="Sect2" text:name="LC52">
        <text:p text:style-name="P74">        }</text:p>
      </text:section>
      <text:section text:style-name="Sect2" text:name="LC53">
        <text:p text:style-name="P74">    },</text:p>
      </text:section>
      <text:section text:style-name="Sect2" text:name="LC54">
        <text:p text:style-name="P74">    "required": ["name", "short-description", "locations"]</text:p>
      </text:section>
      <text:section text:style-name="Sect2" text:name="LC55">
        <text:p text:style-name="P74">}</text:p>
      </text:section>
      <text:p text:style-name="P55"/>
      <text:p text:style-name="P55"/>
      <text:p text:style-name="P57">This is the schema that we will be using. Essentially, Tours that we create in the android application are made in Java, which is converted into a Json post. This is done so the application must adhere to provide the correct data each time it sends information to the database for storage. </text:p>
      <text:p text:style-name="P57"/>
      <text:p text:style-name="P57">If the application tries to send a Post to the database, and the data sent does not conform to the Json schema, it will fail to validate, and an error will be displayed. </text:p>
      <text:p text:style-name="P57">The Json Post can be interpreted in PHP due to the fact that it is language-independent. This means that we do not have to make any difficult conversions to the data that is sent back and forth between the Database and the Java application. </text:p>
      <text:p text:style-name="P57"/>
      <text:p text:style-name="P57">json_decode() can be used to convert Json strings into PHP variables very easily, and this can then be stored in the database without much fuss. The function json_encode() can then be used to send information back to the Handheld device. </text:p>
      <text:h text:style-name="P65" text:outline-level="1">6 REFERENCES</text:h>
      <text:p text:style-name="P37">[1] Software Engineering Group Projects. Design Specification Standards. C. J. Price, N.W.Hardy and B.P.Tiddeman. SE.QA.05A. 1.7. Release.</text:p>
      <text:h text:style-name="P66" text:outline-level="1">APPENDICES</text:h>
      <text:h text:style-name="P65" text:outline-level="1">Document History</text:h>
      <text:p text:style-name="P18"/>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39">Version</text:p>
          </table:table-cell>
          <table:table-cell table:style-name="Table5.A1" office:value-type="string">
            <text:p text:style-name="P39">CCF No.</text:p>
          </table:table-cell>
          <table:table-cell table:style-name="Table5.A1" office:value-type="string">
            <text:p text:style-name="P39">Date</text:p>
          </table:table-cell>
          <table:table-cell table:style-name="Table5.A1" office:value-type="string">
            <text:p text:style-name="P39">Changes made to the document</text:p>
          </table:table-cell>
          <table:table-cell table:style-name="Table5.E1" office:value-type="string">
            <text:p text:style-name="P39">Changed by</text:p>
          </table:table-cell>
        </table:table-row>
        <table:table-row>
          <table:table-cell table:style-name="Table5.A2" office:value-type="float" office:value="0.1">
            <text:p text:style-name="P38">0.1</text:p>
          </table:table-cell>
          <table:table-cell table:style-name="Table5.B2" office:value-type="string">
            <text:p text:style-name="P38">N/A</text:p>
          </table:table-cell>
          <table:table-cell table:style-name="Table5.C2" office:value-type="date" office:date-value="2013-11-25">
            <text:p text:style-name="P38">25/11/13</text:p>
          </table:table-cell>
          <table:table-cell table:style-name="Table5.B2" office:value-type="string">
            <text:p text:style-name="P38">Initial creation.</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2">
            <text:p text:style-name="P38">0.2</text:p>
          </table:table-cell>
          <table:table-cell table:style-name="Table5.B2" office:value-type="string">
            <text:p text:style-name="P17">SE_12_DS_01</text:p>
          </table:table-cell>
          <table:table-cell table:style-name="Table5.C2" office:value-type="date" office:date-value="2013-12-01">
            <text:p text:style-name="P38">01/12/13</text:p>
          </table:table-cell>
          <table:table-cell table:style-name="Table5.B2" office:value-type="string">
            <text:p text:style-name="P40">Introduction added</text:p>
          </table:table-cell>
          <table:table-cell table:style-name="Table5.E2" office:value-type="string">
            <text:p text:style-name="P6"><text:span text:style-name="Default_20_Paragraph_20_Font"><text:span text:style-name="T3">LPS1</text:span></text:span></text:p>
          </table:table-cell>
        </table:table-row>
        <table:table-row>
          <table:table-cell table:style-name="Table5.A2" office:value-type="float" office:value="0.3">
            <text:p text:style-name="P38">0.3</text:p>
          </table:table-cell>
          <table:table-cell table:style-name="Table5.B2" office:value-type="string">
            <text:p text:style-name="P17">SE_12_DS_01</text:p>
          </table:table-cell>
          <table:table-cell table:style-name="Table5.C2" office:value-type="date" office:date-value="2013-12-01">
            <text:p text:style-name="P38">01/12/13</text:p>
          </table:table-cell>
          <table:table-cell table:style-name="Table5.B2" office:value-type="string">
            <text:p text:style-name="P41">Mapping requirements to <text:soft-page-break/>classes section added</text:p>
          </table:table-cell>
          <table:table-cell table:style-name="Table5.E2" office:value-type="string">
            <text:p text:style-name="P19">LPS1</text:p>
          </table:table-cell>
        </table:table-row>
        <table:table-row>
          <table:table-cell table:style-name="Table5.A2" office:value-type="float" office:value="0.4">
            <text:p text:style-name="P38">0.4</text:p>
          </table:table-cell>
          <table:table-cell table:style-name="Table5.B2" office:value-type="string">
            <text:p text:style-name="P17">SE_12_DS_01</text:p>
          </table:table-cell>
          <table:table-cell table:style-name="Table5.C2" office:value-type="date" office:date-value="2013-12-04">
            <text:p text:style-name="P38">04/12/13</text:p>
          </table:table-cell>
          <table:table-cell table:style-name="Table5.B2" office:value-type="string">
            <text:p text:style-name="P41">Added significant classes for web, programs in system and decomposition description</text:p>
          </table:table-cell>
          <table:table-cell table:style-name="Table5.E2" office:value-type="string">
            <text:p text:style-name="P19">LPS1</text:p>
          </table:table-cell>
        </table:table-row>
        <table:table-row>
          <table:table-cell table:style-name="Table5.A2" office:value-type="float" office:value="0.5">
            <text:p text:style-name="P38">0.5</text:p>
          </table:table-cell>
          <table:table-cell table:style-name="Table5.B2" office:value-type="string">
            <text:p text:style-name="P17">SE_12_DS_01</text:p>
          </table:table-cell>
          <table:table-cell table:style-name="Table5.C2" office:value-type="date" office:date-value="2013-12-04">
            <text:p text:style-name="P38">04/12/13</text:p>
          </table:table-cell>
          <table:table-cell table:style-name="Table5.B2" office:value-type="string">
            <text:p text:style-name="P41">Added Significant classes for Android</text:p>
          </table:table-cell>
          <table:table-cell table:style-name="Table5.E2" office:value-type="string">
            <text:p text:style-name="P19">LPS1</text:p>
          </table:table-cell>
        </table:table-row>
        <table:table-row>
          <table:table-cell table:style-name="Table5.A2" office:value-type="float" office:value="0.6">
            <text:p text:style-name="P38">0.6</text:p>
          </table:table-cell>
          <table:table-cell table:style-name="Table5.B2" office:value-type="string">
            <text:p text:style-name="P17">SE_12_DS_01</text:p>
          </table:table-cell>
          <table:table-cell table:style-name="Table5.C2" office:value-type="date" office:date-value="2013-12-05">
            <text:p text:style-name="P38">05/12/13</text:p>
          </table:table-cell>
          <table:table-cell table:style-name="Table5.B2" office:value-type="string">
            <text:p text:style-name="P41">Interface descriptions for Android added, squence diagram added, significant data structures added, added algorithms for web.</text:p>
          </table:table-cell>
          <table:table-cell table:style-name="Table5.E2" office:value-type="string">
            <text:p text:style-name="P19">LPS1</text:p>
          </table:table-cell>
        </table:table-row>
      </table:table>
      <text:p text:style-name="P33"><text:line-break/><text:line-break/><text:line-break/></text:p>
      <text:p text:style-name="P33"/>
      <text:p text:style-name="P34"/>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0" svg:font-family="CMBX10"/>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Arial1" svg:font-family="Arial, 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0" svg:viewBox="0 0 20 30" svg:d="m10 0-10 30h20z"/>
    <draw:marker draw:name="a13" svg:viewBox="0 0 20 30" svg:d="m10 0-10 30h20z"/>
    <draw:marker draw:name="a16" svg:viewBox="0 0 20 30" svg:d="m10 0-10 30h20z"/>
    <draw:marker draw:name="a19"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8"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Label_20_1" style:display-name="ListLabel 1" style:family="text">
      <style:text-properties style:font-name-complex="Courier New1"/>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13</text:page-number> of <text:page-count>16</text:page-count></text:p>
      </style:footer>
    </style:master-page>
    <style:master-page style:name="MP0" style:page-layout-name="Mpm2"/>
    <style:master-page style:name="LandscapePag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5T20:27:53.49</dc:date>
    <meta:editing-duration>PT13H45M49S</meta:editing-duration>
    <meta:editing-cycles>107</meta:editing-cycles>
    <meta:generator>OpenOffice/4.0.1$Win32 OpenOffice.org_project/401m5$Build-9714</meta:generator>
    <dc:creator>Luke Suggett</dc:creator>
    <meta:document-statistic meta:table-count="2" meta:image-count="0" meta:object-count="0" meta:page-count="16" meta:paragraph-count="281" meta:word-count="3525" meta:character-count="24063"/>
  </office:meta>
</office:document-meta>
</file>